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ieldedClassLoader.loadClass( String name , boolean resolv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hieldedClassLoader.getClas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eldedClassLoader.getResource( final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hieldedClassLoader.ShieldedClassLoader( final URL [ ] urls , ClassLoader parent , URLStreamHandl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eldedClassLoader.ShieldedClassLoader( URL [ ] urls , final ClassLoad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eldedClassLoader.tryClassHer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